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f9c9e" officeooo:paragraph-rsid="000f9c9e" style:font-weight-asian="bold" style:font-weight-complex="bold"/>
    </style:style>
    <style:style style:name="P2" style:family="paragraph" style:parent-style-name="Preformatted_20_Text">
      <style:text-properties fo:font-weight="bold" officeooo:rsid="0013160a" officeooo:paragraph-rsid="0013160a" style:font-weight-asian="bold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weight="bold" officeooo:rsid="000f9c9e" officeooo:paragraph-rsid="000f9c9e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weight="bold" officeooo:rsid="00105dd5" officeooo:paragraph-rsid="00105dd5" style:font-weight-asian="bold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bold" officeooo:rsid="0016c0f1" officeooo:paragraph-rsid="0016c0f1" style:font-weight-asian="bold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0f9c9e" officeooo:paragraph-rsid="000f9c9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105dd5" officeooo:paragraph-rsid="00105dd5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05dd5" officeooo:paragraph-rsid="001256bb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05dd5" officeooo:paragraph-rsid="0016819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105dd5" officeooo:paragraph-rsid="0016c0f1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weight="normal" officeooo:rsid="0016c0f1" officeooo:paragraph-rsid="0016c0f1" style:font-weight-asian="normal" style:font-weight-complex="normal"/>
    </style:style>
    <style:style style:name="P13" style:family="paragraph" style:parent-style-name="Preformatted_20_Text" style:list-style-name="L1">
      <style:text-properties officeooo:paragraph-rsid="0013160a"/>
    </style:style>
    <style:style style:name="P14" style:family="paragraph" style:parent-style-name="Preformatted_20_Text" style:list-style-name="L1">
      <style:text-properties fo:font-weight="normal" officeooo:rsid="0013160a" officeooo:paragraph-rsid="0013160a" style:font-weight-asian="normal" style:font-weight-complex="normal"/>
    </style:style>
    <style:style style:name="P15" style:family="paragraph" style:parent-style-name="Preformatted_20_Text" style:list-style-name="L1">
      <style:text-properties fo:font-weight="bold" officeooo:rsid="0013160a" officeooo:paragraph-rsid="001316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6bb" style:font-weight-asian="bold" style:font-weight-complex="bold"/>
    </style:style>
    <style:style style:name="T3" style:family="text">
      <style:text-properties fo:font-weight="bold" officeooo:rsid="0013160a" style:font-weight-asian="bold" style:font-weight-complex="bold"/>
    </style:style>
    <style:style style:name="T4" style:family="text">
      <style:text-properties fo:font-weight="bold" officeooo:rsid="00168192" style:font-weight-asian="bold" style:font-weight-complex="bold"/>
    </style:style>
    <style:style style:name="T5" style:family="text">
      <style:text-properties officeooo:rsid="0011bc8c"/>
    </style:style>
    <style:style style:name="T6" style:family="text">
      <style:text-properties officeooo:rsid="0013160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160a" style:font-weight-asian="normal" style:font-weight-complex="normal"/>
    </style:style>
    <style:style style:name="T9" style:family="text">
      <style:text-properties officeooo:rsid="00186c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test Connection to Mosquitto:</text:p>
      <text:list xml:id="list1144796453" text:style-name="L1">
        <text:list-item>
          <text:p text:style-name="P14">go to the directory where Mosquitto is installed. (/user/sbin/)</text:p>
        </text:list-item>
        <text:list-item>
          <text:p text:style-name="P13"><text:span text:style-name="T8">type the following:</text:span><text:span text:style-name="T3"> </text:span><text:span text:style-name="Source_20_Text"><text:span text:style-name="Strong_20_Emphasis">mosquitto_pub -V mqttv311 -t </text:span></text:span><text:span text:style-name="Source_20_Text"><text:span text:style-name="Strong_20_Emphasis"><text:span text:style-name="T6">outTopic</text:span></text:span></text:span><text:span text:style-name="Source_20_Text"><text:span text:style-name="Strong_20_Emphasis"> -m <text:s/>"10 f" -d</text:span></text:span></text:p>
        </text:list-item>
        <text:list-item>
          <text:p text:style-name="P15"><text:span text:style-name="T7">The data</text:span> ‘10 f’ <text:span text:style-name="T7">should appear in a mqtt node in node-red</text:span></text:p>
        </text:list-item>
      </text:list>
      <text:p text:style-name="P2"/>
      <text:p text:style-name="P1"/>
      <text:p text:style-name="P1">Stop Mosquitto</text:p>
      <text:p text:style-name="Preformatted_20_Text"/>
      <text:p text:style-name="Preformatted_20_Text">sudo service mosquitto stop</text:p>
      <text:p text:style-name="P3">sudo systemctl stop mosquitto.service</text:p>
      <text:p text:style-name="P4">Start Mosquitto in verbose mode <text:span text:style-name="T9">(config file will not load)</text:span></text:p>
      <text:p text:style-name="P7">mosquitto -v</text:p>
      <text:p text:style-name="P6"><text:span text:style-name="T9">Start Mosquitto with config file</text:span>:</text:p>
      <text:p text:style-name="P12">mosquitto -d -c /etc/mosquitto/mosquitto.conf</text:p>
      <text:p text:style-name="P5">View all ports:</text:p>
      <text:p text:style-name="P8"><text:span text:style-name="Source_20_Text">sudo netstat -lnp</text:span></text:p>
      <text:p text:style-name="P8"><text:span text:style-name="Source_20_Text"><text:span text:style-name="T1">Close and open port:</text:span></text:span></text:p>
      <text:p text:style-name="P8"><text:span text:style-name="Source_20_Text">sudo kill $(sudo lsof -t -i:</text:span><text:span text:style-name="Source_20_Text"><text:span text:style-name="T5">1883</text:span></text:span><text:span text:style-name="Source_20_Text">)</text:span></text:p>
      <text:p text:style-name="P9"><text:span text:style-name="Source_20_Text"><text:span text:style-name="T2">To see what port 1883 is doing:</text:span></text:span></text:p>
      <text:p text:style-name="P9"><text:span text:style-name="Source_20_Text">sudo lsof -i TCP:1883</text:span></text:p>
      <text:p text:style-name="P10"><text:span text:style-name="Source_20_Text"><text:span text:style-name="T4">To view what address Mosquitto is listening on for port 1883:</text:span></text:span></text:p>
      <text:p text:style-name="P10"><text:span text:style-name="Source_20_Text">netstat -nat | grep LISTEN | grep 1883</text:span></text:p>
      <text:p text:style-name="P11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58:05.602730815</meta:creation-date>
    <dc:date>2019-12-10T05:33:21.215570825</dc:date>
    <meta:editing-duration>P1DT15H28M1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18" meta:character-count="688" meta:non-whitespace-character-count="591"/>
  </office:meta>
</office:document-meta>
</file>